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5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1"/>
          <table:table-cell table:style-name="ce29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6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2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7-03" calcext:value-type="date">
            <text:p>03/07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8-07" calcext:value-type="date">
            <text:p>07/08/2025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9-11" calcext:value-type="date">
            <text:p>11/09/2025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Mens. 09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30"/>
          <table:table-cell table:style-name="ce50" table:formula="of:=[.C8]-[.F8]" office:value-type="float" office:value="350" calcext:value-type="float">
            <text:p>35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8])" office:value-type="float" office:value="350" calcext:value-type="float">
            <text:p>35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48"/>
          <table:table-cell table:style-name="ce39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07.188749014">00:00:00</text:time></text:span><text:span text:style-name="MT2"><text:s/></text:span></text:p>
        </style:region-center>
        <style:region-right>
          <text:p><text:span text:style-name="MT4">Aços Dias - 52.452.582 Carlos Santos Dias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3">Aços Dias - 52.452.582 Carlos Santos Dia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07.1908155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0-01T10:56:07.481379466</dc:date>
    <dc:language>pt-PT</dc:language>
    <meta:editing-cycles>598</meta:editing-cycles>
    <meta:editing-duration>P3DT2H47M20S</meta:editing-duration>
    <meta:print-date>2019-10-03T14:53:22.911000000</meta:print-date>
    <meta:document-statistic meta:table-count="1" meta:cell-count="58" meta:object-count="0"/>
    <meta:user-defined meta:name="Info 0"/>
    <meta:user-defined meta:name="Info 1"/>
    <meta:user-defined meta:name="Info 2"/>
    <meta:user-defined meta:name="Info 3"/>
  </office:meta>
</office:document-meta>
</file>